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acdcc" officeooo:paragraph-rsid="000acdcc"/>
    </style:style>
    <style:style style:name="P2" style:family="paragraph" style:parent-style-name="Standard">
      <style:text-properties officeooo:paragraph-rsid="000acdcc"/>
    </style:style>
    <style:style style:name="P3" style:family="paragraph" style:parent-style-name="Standard">
      <style:text-properties officeooo:paragraph-rsid="000c650a"/>
    </style:style>
    <style:style style:name="P4" style:family="paragraph" style:parent-style-name="Standard">
      <style:text-properties officeooo:rsid="000e2a08" officeooo:paragraph-rsid="000e2a08"/>
    </style:style>
    <style:style style:name="P5" style:family="paragraph" style:parent-style-name="Standard">
      <style:text-properties officeooo:paragraph-rsid="000f069a"/>
    </style:style>
    <style:style style:name="T1" style:family="text">
      <style:text-properties officeooo:rsid="000acdcc"/>
    </style:style>
    <style:style style:name="T2" style:family="text">
      <style:text-properties officeooo:rsid="000bddf4"/>
    </style:style>
    <style:style style:name="T3" style:family="text">
      <style:text-properties officeooo:rsid="000c650a"/>
    </style:style>
    <style:style style:name="T4" style:family="text">
      <style:text-properties officeooo:rsid="000f06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ciergerie</text:p>
      <text:p text:style-name="P1"/>
      <text:p text:style-name="P5"><text:span text:style-name="T4">Les managers?L’admin ? Doit créer les groupes de conciergerie (</text:span><text:span text:style-name="T1">(ETAM/Alternant/Cadre/Cadre sup…)</text:span></text:p>
      <text:p text:style-name="P2"><text:span text:style-name="T1">Import des salariés par un fichier XL : nom/prénom/mail/</text:span><text:span text:style-name="T4">groupe_conciergerie</text:span></text:p>
      <text:p text:style-name="P1"/>
      <text:p text:style-name="P1">Par salarié, l’import crée :</text:p>
      <text:p text:style-name="P1">- un compte en BD marqué incomplet, rattaché à l’entreprise</text:p>
      <text:p text:style-name="P2"><text:span text:style-name="T1">- un mail envoyé au salarié lui donnant une URL pour terminer de s’inscrire</text:span></text:p>
      <text:p text:style-name="P2"/>
      <text:p text:style-name="P2"><text:span text:style-name="T1">L’URL ouvre la page d’inscription avec les champs préremplis (nom, prénom, email), le salarié termine son inscription (adresse, date de naissance, mots de passe).</text:span></text:p>
      <text:p text:style-name="P1"/>
      <text:p text:style-name="P4">Si un salarié au profil non complété se connecte, il sera renvoyé vers la page d’inscription</text:p>
      <text:p text:style-name="P4"/>
      <text:p text:style-name="P3"><text:span text:style-name="T1">Réservation : </text:span><text:span text:style-name="T2">la part </text:span><text:span text:style-name="T3">entreprise dépend du plafond et du pourcentage définis pour le groupe de ce salarié. Si le plafond est atteint ou dépassé pour la réservation, la réservation n’est pas bloquée mais le salarié paie plus que sa quotité prévu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22T14:10:47.564964479</meta:creation-date>
    <dc:date>2021-04-22T16:25:25.772265148</dc:date>
    <meta:editing-duration>PT1H33M57S</meta:editing-duration>
    <meta:editing-cycles>2</meta:editing-cycles>
    <meta:generator>LibreOffice/7.0.3.1$Linux_X86_64 LibreOffice_project/00$Build-1</meta:generator>
    <meta:document-statistic meta:table-count="0" meta:image-count="0" meta:object-count="0" meta:page-count="1" meta:paragraph-count="9" meta:word-count="132" meta:character-count="845" meta:non-whitespace-character-count="722"/>
  </office:meta>
</office:document-meta>
</file>